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a900b" officeooo:paragraph-rsid="001a90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3" text:outline-level="3"><text:bookmark-start text:name="__RefHeading___Toc62834_1640206654"/><text:alphabetical-index-mark-start text:id="IMark92407708"/>Dateien / Ordner umbenennen<text:bookmark-end text:name="__RefHeading___Toc62834_1640206654"/><text:alphabetical-index-mark-end text:id="IMark92407708"/></text:h>
        <text:p text:style-name="Textkörper_20_Einrückung_20_Organon">Durch Doppelklick auf ihren Namen können Dateien/Ordner umbenannt werden. Der Text wird mit einer anderen Farbe unterlegt. </text:p>
        <text:p text:style-name="Textkörper_20_Einrückung_20_Organon">Der Projektordner und der Papierkorb können weder umbenannt noch verschoben werden.</text:p>
        <text:p text:style-name="Textkörper_20_Einrückung_20_Organon"/>
        <text:p text:style-name="P1">Es kann ein Shortcut für diese Funktion gesetz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23.970000000</dc:date>
    <meta:editing-duration>P0D</meta:editing-duration>
    <meta:editing-cycles>1</meta:editing-cycles>
    <meta:document-statistic meta:table-count="0" meta:image-count="0" meta:object-count="0" meta:page-count="1" meta:paragraph-count="4" meta:word-count="41" meta:character-count="288" meta:non-whitespace-character-count="250"/>
    <meta:generator>LibreOffice/5.0.4.2$Windows_x86 LibreOffice_project/2b9802c1994aa0b7dc6079e128979269cf95bc78</meta:generator>
  </office:meta>
</office:document-meta>
</file>